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990" officeooo:paragraph-rsid="0002b99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faa9" officeooo:paragraph-rsid="0003faa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3faa9" officeooo:paragraph-rsid="0003faa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faa9" officeooo:paragraph-rsid="0003faa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e2639" officeooo:paragraph-rsid="000e263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e2639" officeooo:paragraph-rsid="000e263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e2639" officeooo:paragraph-rsid="000e805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e2639" officeooo:paragraph-rsid="000f237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741b" officeooo:paragraph-rsid="00117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2b990" officeooo:paragraph-rsid="0003faa9"/>
    </style:style>
    <style:style style:name="P11" style:family="paragraph" style:parent-style-name="Standard">
      <style:paragraph-properties fo:text-align="start" style:justify-single-word="false"/>
      <style:text-properties officeooo:paragraph-rsid="000e8052"/>
    </style:style>
    <style:style style:name="P12" style:family="paragraph" style:parent-style-name="Standard">
      <style:paragraph-properties fo:text-align="start" style:justify-single-word="false"/>
      <style:text-properties officeooo:paragraph-rsid="0013882d"/>
    </style:style>
    <style:style style:name="T1" style:family="text">
      <style:text-properties style:text-underline-style="none" fo:font-weight="normal" officeooo:rsid="000e8052" style:font-weight-asian="normal" style:font-weight-complex="normal"/>
    </style:style>
    <style:style style:name="T2" style:family="text">
      <style:text-properties officeooo:rsid="000e26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8052"/>
    </style:style>
    <style:style style:name="T6" style:family="text">
      <style:text-properties officeooo:rsid="000f2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<text:span text:style-name="T2">8</text:span></text:p>
      <text:p text:style-name="P2"/>
      <text:p text:style-name="P3">Thierno Ibrahima Sory Diallo</text:p>
      <text:p text:style-name="P3">Mamadou Dian Diallo</text:p>
      <text:p text:style-name="P3"/>
      <text:p text:style-name="P5">Question 1 :<text:span text:style-name="T4"> Shema relationnel des tables</text:span></text:p>
      <text:p text:style-name="P6"><text:span text:style-name="T3">Question 2 :</text:span> Les contraintes à la charge de l'application</text:p>
      <text:p text:style-name="P6"/>
      <text:p text:style-name="P12"><text:span text:style-name="T1">1) </text:span><text:span text:style-name="T5">LesSpectacles[numS]  est inclus dans <text:s/>LesReprésentations[numS] :</text:span></text:p>
      <text:p text:style-name="P12"><text:span text:style-name="T5"><text:tab/>LesSpectacles. NumS = LesReprésentations. NumS</text:span></text:p>
      <text:p text:style-name="P7"><text:span text:style-name="T5">2) </text:span>on ne peut insérer que des<text:tab/>représentations dans le futur: dateRep &gt; sysdate</text:p>
      <text:p text:style-name="P7"><text:span text:style-name="T5">3) </text:span>LesReprésentations[numS, daterep] <text:span text:style-name="T5">est inclus dans LesRéservations[numS, daterep]</text:span></text:p>
      <text:p text:style-name="P8">LesReprésentations. numS <text:span text:style-name="T6">= LesRéservations.</text:span>numS<text:span text:style-name="T6"> et <text:s/></text:span>LesReprésentations. <text:span text:style-name="T5">daterep</text:span> <text:span text:style-name="T6">= LesRéservations</text:span></text:p>
      <text:p text:style-name="P6"><text:span text:style-name="T5">4) </text:span>la somme des places réservées pour un spectacle<text:tab/>à une date donnée ne peut être supérieure<text:tab/>au nombre de places possibles pour ce spectacle à cette même date.</text:p>
      <text:p text:style-name="P9"/>
      <text:p text:style-name="P9">select nbplacespossibles into NbDisponible from LesRepresentations </text:p>
      <text:p text:style-name="P9"><text:tab/>where dateRep=:new.dateRep and numS=:new.numS;</text:p>
      <text:p text:style-name="P9"><text:tab/>select sum(nbplaces) into NbPlaceReserve from LesReservations where dateRep=:new.dateRep and numS=:new.numS;</text:p>
      <text:p text:style-name="P6"/>
      <text:p text:style-name="P6"/>
      <text:p text:style-name="P11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18:48.740375634</meta:creation-date>
    <dc:date>2018-03-02T11:34:51.557867932</dc:date>
    <meta:editing-duration>PT1H14M5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17" meta:character-count="902" meta:non-whitespace-character-count="792"/>
  </office:meta>
</office:document-meta>
</file>